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text-properties style:font-name="DejaVu Serif" fo:font-size="10.5pt" style:font-size-asian="10.5pt" style:font-size-complex="10.5pt"/>
    </style:style>
    <style:style style:name="P2" style:family="paragraph" style:parent-style-name="Standard" style:list-style-name="L1">
      <style:paragraph-properties fo:text-align="justify" style:justify-single-word="false"/>
      <style:text-properties style:font-name="DejaVu Serif" fo:font-size="10.5pt" style:font-size-asian="10.5pt" style:font-size-complex="10.5pt"/>
    </style:style>
    <style:style style:name="P3" style:family="paragraph" style:parent-style-name="Standard" style:list-style-name="L2">
      <style:paragraph-properties fo:text-align="justify" style:justify-single-word="false"/>
      <style:text-properties style:font-name="DejaVu Serif" fo:font-size="10.5pt" style:font-size-asian="10.5pt" style:font-size-complex="10.5pt"/>
    </style:style>
    <style:style style:name="P4" style:family="paragraph" style:parent-style-name="Standard" style:list-style-name="L3">
      <style:paragraph-properties fo:text-align="justify" style:justify-single-word="false"/>
      <style:text-properties style:font-name="DejaVu Serif" fo:font-size="10.5pt" style:font-size-asian="10.5pt" style:font-size-complex="10.5pt"/>
    </style:style>
    <style:style style:name="P5" style:family="paragraph" style:parent-style-name="Standard" style:list-style-name="L4">
      <style:paragraph-properties fo:text-align="justify" style:justify-single-word="false"/>
      <style:text-properties style:font-name="DejaVu Serif" fo:font-size="10.5pt" style:font-size-asian="10.5pt" style:font-size-complex="10.5pt"/>
    </style:style>
    <style:style style:name="P6" style:family="paragraph" style:parent-style-name="Standard" style:list-style-name="L5">
      <style:paragraph-properties fo:text-align="justify" style:justify-single-word="false"/>
      <style:text-properties style:font-name="DejaVu Serif" fo:font-size="10.5pt" style:font-size-asian="10.5pt" style:font-size-complex="10.5pt"/>
    </style:style>
    <style:style style:name="P7" style:family="paragraph" style:parent-style-name="Standard" style:list-style-name="L6">
      <style:paragraph-properties fo:text-align="justify" style:justify-single-word="false"/>
      <style:text-properties style:font-name="DejaVu Serif" fo:font-size="10.5pt" style:font-size-asian="10.5pt" style:font-size-complex="10.5pt"/>
    </style:style>
    <style:style style:name="P8" style:family="paragraph" style:parent-style-name="Standard" style:list-style-name="L7">
      <style:paragraph-properties fo:text-align="justify" style:justify-single-word="false"/>
      <style:text-properties style:font-name="DejaVu Serif" fo:font-size="10.5pt" style:font-size-asian="10.5pt" style:font-size-complex="10.5pt"/>
    </style:style>
    <style:style style:name="P9" style:family="paragraph" style:parent-style-name="Standard">
      <style:paragraph-properties fo:text-align="justify" style:justify-single-word="false"/>
      <style:text-properties style:font-name="DejaVu Serif" fo:font-size="10.5pt" fo:font-weight="bold" style:font-size-asian="10.5pt" style:font-weight-asian="bold" style:font-size-complex="10.5pt" style:font-weight-complex="bold"/>
    </style:style>
    <style:style style:name="P10" style:family="paragraph" style:parent-style-name="Standard">
      <style:paragraph-properties fo:text-align="center" style:justify-single-word="false"/>
      <style:text-properties style:font-name="DejaVu Serif" fo:font-size="12pt" fo:font-weight="bold" style:font-size-asian="12pt" style:font-weight-asian="bold" style:font-size-complex="12pt" style:font-weight-complex="bold"/>
    </style:style>
    <style:style style:name="T1" style:family="text">
      <style:text-properties fo:language="es" fo:country="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Llamado a presentación de trabajos CONASOL 2011</text:p>
      <text:p text:style-name="P10">La Paz - Bolivia</text:p>
      <text:p text:style-name="P9"/>
      <text:p text:style-name="P9">Invitación </text:p>
      <text:p text:style-name="P1">La Ley 164, promulgada el 8 de agosto del 2011, indica que “Los Órganos Ejecutivo, Legislativo, Judicial y Electoral en todos sus niveles, promoverán y priorizarán la utilización del software libre y estándares abiertos, en el marco de la soberanía y seguridad nacional”, iniciando el proceso de adopción completa del Estado a Software Libre.</text:p>
      <text:p text:style-name="P1"/>
      <text:p text:style-name="P1">El CONASOL representa uno de los eventos más importantes a nivel nacional en el área de las nuevas tecnologías de la información y comunicación (TIC), y este año estará enfocado a la aplicación de Software Libre (SL) y estándares abiertos en el sector público. Está organizado por la Comunidad de Software Libre, el Viceministerio de Ciencia y Tecnología y la Universidad Mayor de San Andrés, y tendrá lugar en la ciudad de La Paz, el viernes 7 y sábado 8 de octubre de 2011.</text:p>
      <text:p text:style-name="P1"/>
      <text:p text:style-name="P1">Se invita a profesionales, docentes, estudiantes, entusiastas, y a todas aquellas personas que deseen presentar información novedosa, experiencias, sobre temas que sean de su dominio con respecto a la orientación temática del congreso.</text:p>
      <text:p text:style-name="P1"/>
      <text:p text:style-name="P9">Objetivo </text:p>
      <text:p text:style-name="P1">Promover un área de intercambio de experiencias, ideas, habilidades, proyectos orientados al uso de Software Libre y Estándares Abiertos.</text:p>
      <text:p text:style-name="P1"/>
      <text:p text:style-name="P9">Bases para la participación </text:p>
      <text:p text:style-name="P1"/>
      <text:p text:style-name="P1">El congreso está orientado:</text:p>
      <text:list xml:id="list653356172" text:style-name="L1">
        <text:list-item>
          <text:p text:style-name="P2">Aquellas personas que desean compartir, aprender y profundizar sus conocimientos sobre Software Libre y sus herramientas.</text:p>
        </text:list-item>
        <text:list-item>
          <text:p text:style-name="P2">A esos usuarios entusiastas que contribuyen al crecimiento lento pero sustentable en el tiempo de estas herramientas. </text:p>
        </text:list-item>
        <text:list-item>
          <text:p text:style-name="P2">Aquellos recién iniciados en el tema, esas personas que han escuchado, visto o participado en alguna actividad donde ha aparecido el nombre de GNU/Linux.</text:p>
        </text:list-item>
      </text:list>
      <text:p text:style-name="P1"/>
      <text:p text:style-name="P9">Áreas de participación </text:p>
      <text:p text:style-name="P1">Las áreas de participación, están abiertas y enmarcadas en el contexto de Software Libre, de entre las cuales podríamos citar las siguientes de forma no excluyente: </text:p>
      <text:p text:style-name="P1"/>
      <text:list xml:id="list94828392" text:style-name="L2">
        <text:list-item>
          <text:p text:style-name="P3">Migración a software libre</text:p>
        </text:list-item>
        <text:list-item>
          <text:p text:style-name="P3">Manejo de escritorio </text:p>
        </text:list-item>
        <text:list-item>
          <text:p text:style-name="P3">Configuración y personalización </text:p>
        </text:list-item>
        <text:list-item>
          <text:p text:style-name="P3">Diseño Gráfico </text:p>
        </text:list-item>
        <text:list-item>
          <text:p text:style-name="P3">Desarrollo de aplicaciones </text:p>
        </text:list-item>
        <text:list-item>
          <text:p text:style-name="P3">Administración de Servidores </text:p>
        </text:list-item>
        <text:list-item>
          <text:p text:style-name="P3">Seguridad </text:p>
        </text:list-item>
        <text:list-item>
          <text:p text:style-name="P3">Licenciamiento bajo licencias libres</text:p>
        </text:list-item>
        <text:list-item>
          <text:p text:style-name="P3">Juegos</text:p>
        </text:list-item>
        <text:list-item>
          <text:p text:style-name="P3">Plataformas móviles libres</text:p>
        </text:list-item>
      </text:list>
      <text:p text:style-name="P1"/>
      <text:p text:style-name="P9">Detalles para presentación del trabajo </text:p>
      <text:p text:style-name="P1">Los trabajos presentados contemplaran las siguientes consideraciones: </text:p>
      <text:list xml:id="list2037805490" text:style-name="L3">
        <text:list-item>
          <text:p text:style-name="P4">Bajar la plantilla de presentación de trabajos, desde http://conasol.softwarelibre.org.bo/plantilla-jrcr.odt (No se aceptaran trabajos sin el formato)</text:p>
        </text:list-item>
        <text:list-item>
          <text:p text:style-name="P4">Formatos admitidos: OpenDocument, PDF </text:p>
        </text:list-item>
        <text:list-item>
          <text:p text:style-name="P4">Enviar el documento comprimido con el siguiente formato de presentación: 1.er-<text:soft-page-break/>nombre_1.er-apellido_2.do-apellido.tar.gz al correo congreso@softwarelibre.org.bo con asunto "Deseo participar en 11vo Congreso Nacional de Software Libre Bolivia" </text:p>
        </text:list-item>
      </text:list>
      <text:p text:style-name="P1"/>
      <text:p text:style-name="P9">Aspectos a calificar </text:p>
      <text:list xml:id="list109789737" text:style-name="L4">
        <text:list-item>
          <text:p text:style-name="P5">Actualidad e interés del trabajo y área abordada (20%) </text:p>
        </text:list-item>
        <text:list-item>
          <text:p text:style-name="P5">Presentación y claridad del trabajo (40%) </text:p>
        </text:list-item>
        <text:list-item>
          <text:p text:style-name="P5">Desarrollo y alcances del trabajo (40%) </text:p>
        </text:list-item>
      </text:list>
      <text:p text:style-name="P1"/>
      <text:p text:style-name="P9">Proceso de selección </text:p>
      <text:list xml:id="list1701409090" text:style-name="L5">
        <text:list-item>
          <text:p text:style-name="P6">El material recibido será enviado a las personas que conforman el comité evaluador. </text:p>
        </text:list-item>
        <text:list-item>
          <text:p text:style-name="P6">Si no hay al menos 3 notas en un plazo prudente, se recurrirá a reenviar correos o finalmente el mismo presidente del comité pondrá la nota faltante. </text:p>
        </text:list-item>
        <text:list-item>
          <text:p text:style-name="P6">El rango de notas para cada criterio será de 1 a 5, según los criterios de evaluación. </text:p>
        </text:list-item>
        <text:list-item>
          <text:p text:style-name="P6">En caso de que exista un empate, el presidente del comité tendrá la decisión final. </text:p>
        </text:list-item>
      </text:list>
      <text:p text:style-name="P1"/>
      <text:p text:style-name="P9">Trabajos Seleccionados </text:p>
      <text:list xml:id="list720652227" text:style-name="L6">
        <text:list-item>
          <text:p text:style-name="P7">De entre todos los trabajos presentados, se seleccionaran a los trabajos que tengan los mejores promedios de calificación. </text:p>
        </text:list-item>
        <text:list-item>
          <text:p text:style-name="P7">Así mismo, los trabajos seleccionados deberán ser presentados oralmente en la fecha, horario y con el tiempo asignado por los organizadores.</text:p>
        </text:list-item>
        <text:list-item>
          <text:p text:style-name="P7">Todos los trabajos seleccionados formaran parte de las memorias del evento. </text:p>
        </text:list-item>
      </text:list>
      <text:p text:style-name="P1"/>
      <text:p text:style-name="P1">De todos los trabajos seleccionados, s<text:span text:style-name="T1">e invitará a los mejores, a ser parte de la Revista de Investigación Colaborativa en Computación (JCRC - Journal of Collaborative Research in Computing) que está preparando un número especial, que presentará artículos que describan experiencias, trabajos, desarrollos e investigaciones relacionadas a la adopción o migración de plataformas y aplicaciones de software libre (SL) en organizaciones. La revista es publicación del Postgrado de Informática.</text:span></text:p>
      <text:p text:style-name="P1"/>
      <text:p text:style-name="P9">Presentación Oral de Trabajos </text:p>
      <text:list xml:id="list1920696864" text:style-name="L7">
        <text:list-item>
          <text:p text:style-name="P8">Todos los trabajos seleccionados para su presentación oral, serán notificados con la respectiva antelación, para que los autores puedan desarrollar la presentación del mismo (haciendo uso de medios audiovisuales, los participantes deben aclarar si se necesita equipamiento adicional). </text:p>
        </text:list-item>
        <text:list-item>
          <text:p text:style-name="P8">El tiempo asignado para su presentación oral será indefectiblemente de 30 minutos más 5 minutos de preguntas y respuestas. </text:p>
        </text:list-item>
        <text:list-item>
          <text:p text:style-name="P8">El orden de participación será publicado en el sitio web del “11vo Congreso nacional de Software Libre Bolivia" </text:p>
        </text:list-item>
        <text:list-item>
          <text:p text:style-name="P8">Todas las presentaciones contaran con un moderador.</text:p>
        </text:list-item>
      </text:list>
      <text:p text:style-name="P1"/>
      <text:p text:style-name="P9">Fechas Importantes </text:p>
      <text:p text:style-name="P1">Fecha limite de presentación de trabajos: 26-Septiembre-2011. 00:00 horas</text:p>
      <text:p text:style-name="P1">Publicación de trabajos aceptados: 3-Octubre-2011. 12:00 horas</text:p>
      <text:p text:style-name="P1"/>
      <text:p text:style-name="P9">Realización del evento: </text:p>
      <text:p text:style-name="P1">Comité Organizador </text:p>
      <text:p text:style-name="P1">Comunidad de Software Libre Bolivia </text:p>
      <text:p text:style-name="P9">Contactos y Consultas </text:p>
      <text:p text:style-name="P1">congreso@softwarelibre.org.bo</text:p>
      <text:p text:style-name="P1">http://conasol.softwarelibre.org.b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steban Torricos</meta:initial-creator>
    <meta:creation-date>2011-09-05T13:04:38</meta:creation-date>
    <dc:date>2011-09-05T20:03:24</dc:date>
    <dc:creator>Esteban Torricos</dc:creator>
    <meta:editing-duration>PT1H18M49S</meta:editing-duration>
    <meta:editing-cycles>6</meta:editing-cycles>
    <meta:generator>LibreOffice/3.3$Linux LibreOffice_project/330m19$Build-301</meta:generator>
    <meta:document-statistic meta:table-count="0" meta:image-count="0" meta:object-count="0" meta:page-count="2" meta:paragraph-count="58" meta:word-count="753" meta:character-count="5079"/>
  </office:meta>
</office:document-meta>
</file>